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adec5" officeooo:paragraph-rsid="001adec5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d42c6" officeooo:paragraph-rsid="001f8553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f8553" officeooo:paragraph-rsid="001f8553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font-weight="normal" officeooo:rsid="001f8553" officeooo:paragraph-rsid="001f855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adec5" officeooo:paragraph-rsid="001adec5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e90e8" officeooo:paragraph-rsid="001e90e8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f8553" officeooo:paragraph-rsid="001f8553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10" style:family="paragraph" style:parent-style-name="Standard" style:list-style-name="L2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24a197" officeooo:paragraph-rsid="0024a197" style:font-size-asian="12pt" style:font-size-complex="12pt"/>
    </style:style>
    <style:style style:name="P12" style:family="paragraph" style:parent-style-name="Standard" style:list-style-name="L5">
      <style:paragraph-properties fo:line-height="115%" fo:text-align="justify" style:justify-single-word="false"/>
      <style:text-properties fo:color="#000000" style:font-name="Liberation Serif" fo:font-size="12pt" officeooo:rsid="0024a197" officeooo:paragraph-rsid="0024a197" style:font-size-asian="12pt" style:font-size-complex="12pt"/>
    </style:style>
    <style:style style:name="P13" style:family="paragraph" style:parent-style-name="Standard" style:list-style-name="L6">
      <style:paragraph-properties fo:line-height="115%" fo:text-align="justify" style:justify-single-word="false"/>
      <style:text-properties fo:color="#000000" style:font-name="Liberation Serif" fo:font-size="12pt" officeooo:rsid="0024a197" officeooo:paragraph-rsid="0024a197" style:font-size-asian="12pt" style:font-size-complex="12pt"/>
    </style:style>
    <style:style style:name="P14" style:family="paragraph" style:parent-style-name="Standard" style:list-style-name="L4">
      <style:paragraph-properties fo:line-height="115%" fo:text-align="justify" style:justify-single-word="false"/>
      <style:text-properties fo:color="#000000" style:font-name="Liberation Serif" fo:font-size="12pt" fo:font-weight="normal" officeooo:rsid="001f8553" officeooo:paragraph-rsid="001f855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f8553" fo:background-color="transparent"/>
    </style:style>
    <style:style style:name="P16" style:family="paragraph" style:parent-style-name="Standard">
      <style:paragraph-properties style:line-height-at-least="0.198in"/>
      <style:text-properties fo:color="#000000" officeooo:paragraph-rsid="001f8553" fo:background-color="transparent"/>
    </style:style>
    <style:style style:name="T1" style:family="text">
      <style:text-properties officeooo:rsid="001b0d1d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officeooo:rsid="001f8553"/>
    </style:style>
    <style:style style:name="T4" style:family="text">
      <style:text-properties officeooo:rsid="0024a1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API Documentation</text:p>
      <text:p text:style-name="P2"/>
      <text:p text:style-name="P2"/>
      <text:p text:style-name="P1"><text:span text:style-name="T2">Base URL = </text:span><text:a xlink:type="simple" xlink:href="http://localhost:8585/" text:style-name="Internet_20_link" text:visited-style-name="Visited_20_Internet_20_Link">http://localhost:8585/</text:a></text:p>
      <text:p text:style-name="P2"/>
      <text:p text:style-name="P2">Auth API</text:p>
      <text:list xml:id="list4084479335" text:style-name="L1">
        <text:list-item>
          <text:p text:style-name="P9">Get Token [GET]</text:p>
          <text:p text:style-name="P9">- Endpoint to generate access and refresh token, for security.</text:p>
        </text:list-item>
        <text:list-item>
          <text:p text:style-name="P9">Get Version [GET]</text:p>
          <text:p text:style-name="P9">- Endpoint to get the version of application <text:span text:style-name="T3">and the operating system (android/ios)</text:span>.</text:p>
        </text:list-item>
        <text:list-item>
          <text:p text:style-name="P9">Refresh Token [GET]</text:p>
          <text:p text:style-name="P9">-Endpoint to regenerate token, if token already expired. <text:span text:style-name="T3">Because access token will be expired every 24 hour</text:span></text:p>
        </text:list-item>
        <text:list-item>
          <text:p text:style-name="P9">Login [POST]</text:p>
          <text:p text:style-name="P9">- Login <text:span text:style-name="T3">using </text:span>phone number and <text:span text:style-name="T3">password that user registered earlier</text:span></text:p>
        </text:list-item>
        <text:list-item>
          <text:p text:style-name="P9">Register <text:span text:style-name="T1">[POST]</text:span></text:p>
          <text:p text:style-name="P9">- Register with phone number, email, <text:span text:style-name="T1">username, and password</text:span></text:p>
        </text:list-item>
        <text:list-item>
          <text:p text:style-name="P9">Logou<text:span text:style-name="T1">t [POST]</text:span></text:p>
          <text:p text:style-name="P9">- <text:span text:style-name="T1">Ending your session, and make access and refresh token expired</text:span></text:p>
          <text:p text:style-name="P9"/>
        </text:list-item>
      </text:list>
      <text:p text:style-name="P2">Profile API</text:p>
      <text:list xml:id="list3840395115" text:style-name="L2">
        <text:list-item>
          <text:p text:style-name="P10">Get Profile <text:span text:style-name="T1">[GET]</text:span></text:p>
          <text:p text:style-name="P10">- <text:span text:style-name="T1">Get user profile from database</text:span></text:p>
        </text:list-item>
        <text:list-item>
          <text:p text:style-name="P10">Edit Profile <text:span text:style-name="T1">[PUT]</text:span></text:p>
          <text:p text:style-name="P10">- <text:span text:style-name="T1">Update our profile information, such as an email and username</text:span></text:p>
        </text:list-item>
      </text:list>
      <text:p text:style-name="P2"/>
      <text:p text:style-name="P11">Request API</text:p>
      <text:list xml:id="list4016358582" text:style-name="L5">
        <text:list-item>
          <text:p text:style-name="P12">Create Request [POST]</text:p>
        </text:list-item>
        <text:list-item>
          <text:p text:style-name="P12">Get Request by amount &amp; status [GET]</text:p>
        </text:list-item>
      </text:list>
      <text:p text:style-name="P11"/>
      <text:p text:style-name="P11">Constant API</text:p>
      <text:list xml:id="list782297254" text:style-name="L6">
        <text:list-item>
          <text:p text:style-name="P13">Create constant/limit request per day [POST]</text:p>
        </text:list-item>
        <text:list-item>
          <text:p text:style-name="P13">Get constant by Id</text:p>
        </text:list-item>
      </text:list>
      <text:p text:style-name="P4"/>
      <text:p text:style-name="P7">Flow</text:p>
      <text:list xml:id="list2959651605" text:style-name="L4">
        <text:list-item>
          <text:p text:style-name="P14">If all the settings in the Readme.md file have been read and done, we can try the Assignment API in Postman</text:p>
        </text:list-item>
        <text:list-item>
          <text:p text:style-name="P14">get access and refresh the token from the endpoint and place it in the column provided in the "quick look environment" in postman</text:p>
        </text:list-item>
        <text:list-item>
          <text:p text:style-name="P14">After that, fill in all available fields with available data, such as "platform" and "app-version" which can be obtained from the endpoint get version, and "secret key" in the config.json file in the config folder</text:p>
        </text:list-item>
        <text:list-item>
          <text:p text:style-name="P14">Then try to register / login first to try another endpoint</text:p>
          <text:p text:style-name="P14"/>
        </text:list-item>
      </text:list>
      <text:p text:style-name="P5"/>
      <text:p text:style-name="P8"><text:soft-page-break/>Error Code</text:p>
      <text:p text:style-name="P3">Error Code <text:span text:style-name="T4">you can see at app/lang/en.j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1:51:47.004772424</meta:creation-date>
    <dc:date>2020-05-19T11:50:42.564683135</dc:date>
    <meta:editing-duration>PT22M5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260" meta:character-count="1482" meta:non-whitespace-character-count="1271"/>
  </office:meta>
</office:document-meta>
</file>